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22:18:23.510000000</meta:creation-date>
    <dc:date>2015-01-06T22:19:13.79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Windows_x86 LibreOffice_project/48d50dbfc06349262c9d50868e5c1f630a573ebd</meta:generator>
  </office:meta>
</office:document-meta>
</file>